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e0d" officeooo:paragraph-rsid="00004403"/>
    </style:style>
    <style:style style:name="P2" style:family="paragraph" style:parent-style-name="Standard">
      <style:text-properties officeooo:rsid="00085b1b" officeooo:paragraph-rsid="00085b1b"/>
    </style:style>
    <style:style style:name="P3" style:family="paragraph" style:parent-style-name="Standard">
      <style:text-properties officeooo:rsid="000b30de" officeooo:paragraph-rsid="000b30de"/>
    </style:style>
    <style:style style:name="P4" style:family="paragraph" style:parent-style-name="Standard">
      <style:text-properties officeooo:rsid="000f3e84" officeooo:paragraph-rsid="000f3e84"/>
    </style:style>
    <style:style style:name="P5" style:family="paragraph" style:parent-style-name="Standard">
      <style:text-properties officeooo:rsid="00049e0d" officeooo:paragraph-rsid="000f3e84"/>
    </style:style>
    <style:style style:name="P6" style:family="paragraph" style:parent-style-name="Standard">
      <style:text-properties officeooo:rsid="00049e0d" officeooo:paragraph-rsid="00004403"/>
    </style:style>
    <style:style style:name="P7" style:family="paragraph" style:parent-style-name="Standard">
      <style:text-properties officeooo:paragraph-rsid="00004403"/>
    </style:style>
    <style:style style:name="P8" style:family="paragraph" style:parent-style-name="Standard">
      <style:text-properties officeooo:rsid="000e9cb1" officeooo:paragraph-rsid="000f3e84"/>
    </style:style>
    <style:style style:name="P9" style:family="paragraph" style:parent-style-name="Standard">
      <style:text-properties officeooo:paragraph-rsid="000f3e84"/>
    </style:style>
    <style:style style:name="P10" style:family="paragraph" style:parent-style-name="Standard">
      <style:text-properties officeooo:paragraph-rsid="000a56e8"/>
    </style:style>
    <style:style style:name="P11" style:family="paragraph" style:parent-style-name="Standard">
      <style:text-properties officeooo:rsid="000ca57c" officeooo:paragraph-rsid="0014023a"/>
    </style:style>
    <style:style style:name="P12" style:family="paragraph" style:parent-style-name="Standard">
      <style:text-properties officeooo:rsid="0014023a" officeooo:paragraph-rsid="0014023a"/>
    </style:style>
    <style:style style:name="P13" style:family="paragraph" style:parent-style-name="Standard">
      <style:text-properties officeooo:rsid="0018bf1c" officeooo:paragraph-rsid="0018bf1c"/>
    </style:style>
    <style:style style:name="P14" style:family="paragraph" style:parent-style-name="Standard">
      <style:text-properties officeooo:rsid="0018e536" officeooo:paragraph-rsid="0018e536"/>
    </style:style>
    <style:style style:name="P15" style:family="paragraph" style:parent-style-name="Standard">
      <style:text-properties officeooo:rsid="001a4c29" officeooo:paragraph-rsid="001a4c29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officeooo:rsid="00049e0d" officeooo:paragraph-rsid="000f3e84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officeooo:rsid="000f3e84"/>
    </style:style>
    <style:style style:name="T2" style:family="text">
      <style:text-properties officeooo:rsid="00103771"/>
    </style:style>
    <style:style style:name="T3" style:family="text">
      <style:text-properties officeooo:rsid="000a56e8"/>
    </style:style>
    <style:style style:name="T4" style:family="text">
      <style:text-properties officeooo:rsid="0012630b"/>
    </style:style>
    <style:style style:name="T5" style:family="text">
      <style:text-properties officeooo:rsid="00159383"/>
    </style:style>
    <style:style style:name="T6" style:family="text">
      <style:text-properties officeooo:rsid="0018e5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6600517b-7fff-7932-df1a-683fdaf01df7"/>C’est partit, les amis</text:p>
      <text:p text:style-name="P17">Nouveau son Allons Au Brésil</text:p>
      <text:p text:style-name="P17">Ouais ouais Noise Sanity</text:p>
      <text:p text:style-name="Text_20_body"/>
      <text:p text:style-name="P17">Couplet 1 :</text:p>
      <text:p text:style-name="P17">En avant les gars on va faire la teuf</text:p>
      <text:p text:style-name="P17">Avec Pedro Escobar, le gros poto</text:p>
      <text:p text:style-name="P17">Tous dans l’avion Fly Emirates</text:p>
      <text:p text:style-name="P17">Allons au Brésil avequueee Pédrooo</text:p>
      <text:p text:style-name="Text_20_body"/>
      <text:p text:style-name="P17">COUPLET 2 :</text:p>
      <text:p text:style-name="P17">Les dangereux serpents m'entourent</text:p>
      <text:p text:style-name="P17">Dans la forêt amazonienne.</text:p>
      <text:p text:style-name="P17">Les arbres bleus mangroves</text:p>
      <text:p text:style-name="P17">Sont les poumons du monde.</text:p>
      <text:p text:style-name="Text_20_body"/>
      <text:p text:style-name="P17">Ya des piranhas qui t’attaquent</text:p>
      <text:p text:style-name="P17">Le tatoueur de Rio</text:p>
      <text:p text:style-name="P17">Les humains coupent la forêt</text:p>
      <text:p text:style-name="P17">Pour faire pousser du Nutella</text:p>
      <text:p text:style-name="Text_20_body"/>
      <text:p text:style-name="P17">Couplet 3 :</text:p>
      <text:p text:style-name="P17">Les serpents m’ont piqué</text:p>
      <text:p text:style-name="P17">Je suis en pleine jungle brésilienne</text:p>
      <text:p text:style-name="P17">Et il fait chaud avec les insectes</text:p>
      <text:p text:style-name="P18">  </text:p>
      <text:p text:style-name="P17">REFRAIN :</text:p>
      <text:p text:style-name="P17">Caipirina Caipirina. Oh Oh ! Ah ah !</text:p>
      <text:p text:style-name="P17">On fait la fête a Brasilia !</text:p>
      <text:p text:style-name="P17">Caipirina Caipirina. Oh Oh ! Ah Ah !</text:p>
      <text:p text:style-name="P17">On voit les chicas a la playa.</text:p>
      <text:p text:style-name="Text_20_body"/>
      <text:p text:style-name="P17">Couplet 4 :</text:p>
      <text:p text:style-name="P17">Mais les piranhas te tuent.</text:p>
      <text:p text:style-name="P17">Pour leur goûter.</text:p>
      <text:p text:style-name="P17">Avec des fruits mûrs.</text:p>
      <text:p text:style-name="P17">A l’île de Boi, le mauvais temps</text:p>
      <text:p text:style-name="P17">Est un problème majeur,</text:p>
      <text:p text:style-name="P17"><text:soft-page-break/>Mais les touristes viennent</text:p>
      <text:p text:style-name="P17">En pensant que c’est tout de même bien.</text:p>
      <text:p text:style-name="Text_20_body"/>
      <text:p text:style-name="P17">Couplet 5 :</text:p>
      <text:p text:style-name="P17">Car oui, cette zone est belle.</text:p>
      <text:p text:style-name="P17">Ce sont des montagnes.</text:p>
      <text:p text:style-name="P17">Beeeeeeeeelle vue.</text:p>
      <text:p text:style-name="P17">Les rivièreus de l’Amazonie,</text:p>
      <text:p text:style-name="P17">L’eau vue du cielle :</text:p>
      <text:p text:style-name="P17">C’est toute la beauté.</text:p>
      <text:p text:style-name="Text_20_body"/>
      <text:p text:style-name="P17">REFRAIN :</text:p>
      <text:p text:style-name="P17">Caipirina Caipirina. Oh Oh ! Ah ah !</text:p>
      <text:p text:style-name="P17">On fait la fête a Brasilia !</text:p>
      <text:p text:style-name="P17">Caipirina Caipirina. Oh Oh ! Ah Ah !</text:p>
      <text:p text:style-name="P17">On voit les chicas a la playa.</text:p>
      <text:p text:style-name="Text_20_body"/>
      <text:p text:style-name="P17">Couplet 6 :</text:p>
      <text:p text:style-name="P17">Le paradis existe!</text:p>
      <text:p text:style-name="P17">Voilà ce que nous disent</text:p>
      <text:p text:style-name="P17">Les gens qui vivent ici.</text:p>
      <text:p text:style-name="P17">Ils ont tout pour être heureux.</text:p>
      <text:p text:style-name="P17">Quand tu viens ici.</text:p>
      <text:p text:style-name="P17">Tu n’as besoin de rien.</text:p>
      <text:p text:style-name="P17">C’est le bonheur total.</text:p>
      <text:p text:style-name="Text_20_body"/>
      <text:p text:style-name="P17">Couplet 7:</text:p>
      <text:p text:style-name="P17">Que prends-tu pour le petit dej?</text:p>
      <text:p text:style-name="P17">A brasilia on ne mange pas de chocolat.</text:p>
      <text:p text:style-name="P17">C’est la pause café.</text:p>
      <text:p text:style-name="P17">Au Brésil on boit du caféééé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2-08-10T16:32:11.337000000</dc:date>
    <meta:editing-duration>PT25M56S</meta:editing-duration>
    <meta:editing-cycles>22</meta:editing-cycles>
    <meta:document-statistic meta:table-count="0" meta:image-count="0" meta:object-count="0" meta:page-count="2" meta:paragraph-count="61" meta:word-count="291" meta:character-count="1484" meta:non-whitespace-character-count="1249"/>
  </office:meta>
</office:document-meta>
</file>